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53e" officeooo:paragraph-rsid="0018253e"/>
    </style:style>
    <style:style style:name="P2" style:family="paragraph" style:parent-style-name="Standard">
      <style:text-properties fo:language="es" fo:country="AR" officeooo:rsid="0018253e" officeooo:paragraph-rsid="0018253e"/>
    </style:style>
    <style:style style:name="P3" style:family="paragraph" style:parent-style-name="Standard">
      <style:text-properties fo:language="es" fo:country="AR" officeooo:rsid="0018253e" officeooo:paragraph-rsid="00195478"/>
    </style:style>
    <style:style style:name="P4" style:family="paragraph" style:parent-style-name="Standard">
      <style:text-properties fo:language="es" fo:country="AR" officeooo:rsid="0018253e" officeooo:paragraph-rsid="0022cdb8"/>
    </style:style>
    <style:style style:name="P5" style:family="paragraph" style:parent-style-name="Standard">
      <style:text-properties fo:language="es" fo:country="AR" officeooo:rsid="0018253e" officeooo:paragraph-rsid="0023cb87"/>
    </style:style>
    <style:style style:name="P6" style:family="paragraph" style:parent-style-name="Standard">
      <style:text-properties fo:language="es" fo:country="AR" officeooo:rsid="00195478" officeooo:paragraph-rsid="00195478"/>
    </style:style>
    <style:style style:name="P7" style:family="paragraph" style:parent-style-name="Standard">
      <style:text-properties fo:language="es" fo:country="AR" officeooo:rsid="00195478" officeooo:paragraph-rsid="0019ed02"/>
    </style:style>
    <style:style style:name="P8" style:family="paragraph" style:parent-style-name="Standard">
      <style:text-properties fo:language="es" fo:country="AR" officeooo:rsid="00195478" officeooo:paragraph-rsid="001bb5e7"/>
    </style:style>
    <style:style style:name="P9" style:family="paragraph" style:parent-style-name="Standard">
      <style:text-properties fo:language="es" fo:country="AR" officeooo:rsid="00195478" officeooo:paragraph-rsid="0023cb87"/>
    </style:style>
    <style:style style:name="P10" style:family="paragraph" style:parent-style-name="Standard">
      <style:text-properties fo:language="es" fo:country="AR" officeooo:rsid="001ab03d" officeooo:paragraph-rsid="001bb5e7"/>
    </style:style>
    <style:style style:name="P11" style:family="paragraph" style:parent-style-name="Standard">
      <style:text-properties fo:language="es" fo:country="AR" officeooo:rsid="001bb5e7" officeooo:paragraph-rsid="001bb5e7"/>
    </style:style>
    <style:style style:name="P12" style:family="paragraph" style:parent-style-name="Standard">
      <style:text-properties fo:language="es" fo:country="AR" officeooo:rsid="001da67e" officeooo:paragraph-rsid="001da67e"/>
    </style:style>
    <style:style style:name="P13" style:family="paragraph" style:parent-style-name="Standard">
      <style:text-properties fo:language="es" fo:country="AR" officeooo:rsid="001da67e" officeooo:paragraph-rsid="001e3509"/>
    </style:style>
    <style:style style:name="P14" style:family="paragraph" style:parent-style-name="Standard">
      <style:text-properties fo:language="es" fo:country="AR" style:text-underline-style="none" officeooo:rsid="001da67e" officeooo:paragraph-rsid="001da67e"/>
    </style:style>
    <style:style style:name="P15" style:family="paragraph" style:parent-style-name="Standard">
      <style:text-properties fo:language="es" fo:country="AR" style:text-underline-style="none" officeooo:rsid="001da67e" officeooo:paragraph-rsid="001e3509"/>
    </style:style>
    <style:style style:name="P16" style:family="paragraph" style:parent-style-name="Standard">
      <style:text-properties fo:language="es" fo:country="AR" style:text-underline-style="none" officeooo:rsid="001da67e" officeooo:paragraph-rsid="001f29b5"/>
    </style:style>
    <style:style style:name="P17" style:family="paragraph" style:parent-style-name="Standard">
      <style:text-properties fo:language="es" fo:country="AR" style:text-underline-style="none" officeooo:rsid="001e3509" officeooo:paragraph-rsid="001e3509"/>
    </style:style>
    <style:style style:name="P18" style:family="paragraph" style:parent-style-name="Standard">
      <style:text-properties fo:language="es" fo:country="AR" style:text-underline-style="none" officeooo:rsid="001e3509" officeooo:paragraph-rsid="001f29b5"/>
    </style:style>
    <style:style style:name="P19" style:family="paragraph" style:parent-style-name="Standard">
      <style:text-properties fo:language="es" fo:country="AR" style:text-underline-style="none" officeooo:rsid="001f29b5" officeooo:paragraph-rsid="001f29b5"/>
    </style:style>
    <style:style style:name="P20" style:family="paragraph" style:parent-style-name="Standard">
      <style:text-properties fo:language="es" fo:country="AR" style:text-underline-style="none" officeooo:rsid="001f29b5" officeooo:paragraph-rsid="001fca54"/>
    </style:style>
    <style:style style:name="P21" style:family="paragraph" style:parent-style-name="Standard">
      <style:text-properties fo:language="es" fo:country="AR" style:text-underline-style="none" officeooo:rsid="001f29b5" officeooo:paragraph-rsid="0020861b"/>
    </style:style>
    <style:style style:name="P22" style:family="paragraph" style:parent-style-name="Standard">
      <style:text-properties fo:language="es" fo:country="AR" style:text-underline-style="none" officeooo:rsid="001fca54" officeooo:paragraph-rsid="001fca54"/>
    </style:style>
    <style:style style:name="P23" style:family="paragraph" style:parent-style-name="Standard">
      <style:text-properties fo:language="es" fo:country="AR" style:text-underline-style="none" officeooo:rsid="0020861b" officeooo:paragraph-rsid="0020861b"/>
    </style:style>
    <style:style style:name="P24" style:family="paragraph" style:parent-style-name="Standard">
      <style:text-properties fo:language="es" fo:country="AR" style:text-underline-style="none" officeooo:rsid="0020c2bc" officeooo:paragraph-rsid="0020c2bc"/>
    </style:style>
    <style:style style:name="P25" style:family="paragraph" style:parent-style-name="Standard">
      <style:text-properties fo:language="es" fo:country="AR" style:text-underline-style="none" officeooo:rsid="00264c2f" officeooo:paragraph-rsid="00264c2f"/>
    </style:style>
    <style:style style:name="P26" style:family="paragraph" style:parent-style-name="Standard">
      <style:text-properties fo:language="es" fo:country="AR" fo:font-style="normal" style:text-underline-style="none" officeooo:rsid="001e3509" officeooo:paragraph-rsid="001e3509" style:font-style-asian="normal" style:font-style-complex="normal"/>
    </style:style>
    <style:style style:name="P27" style:family="paragraph" style:parent-style-name="Standard">
      <style:text-properties fo:language="es" fo:country="AR" officeooo:rsid="0020861b" officeooo:paragraph-rsid="0020861b"/>
    </style:style>
    <style:style style:name="P28" style:family="paragraph" style:parent-style-name="Standard">
      <style:text-properties fo:language="es" fo:country="AR" style:text-underline-style="solid" style:text-underline-width="auto" style:text-underline-color="font-color" officeooo:rsid="0018253e" officeooo:paragraph-rsid="001e3509"/>
    </style:style>
    <style:style style:name="P29" style:family="paragraph" style:parent-style-name="Standard">
      <style:text-properties fo:language="es" fo:country="AR" officeooo:rsid="0022cdb8" officeooo:paragraph-rsid="0022cdb8"/>
    </style:style>
    <style:style style:name="P30" style:family="paragraph" style:parent-style-name="Standard">
      <style:text-properties fo:language="es" fo:country="AR" officeooo:rsid="0023cb87" officeooo:paragraph-rsid="0023cb87"/>
    </style:style>
    <style:style style:name="P31" style:family="paragraph" style:parent-style-name="Standard">
      <style:text-properties fo:language="en" fo:country="US" officeooo:rsid="0018253e" officeooo:paragraph-rsid="0018253e"/>
    </style:style>
    <style:style style:name="P32" style:family="paragraph" style:parent-style-name="Standard">
      <style:text-properties fo:language="en" fo:country="US" officeooo:rsid="0018253e" officeooo:paragraph-rsid="00195478"/>
    </style:style>
    <style:style style:name="P33" style:family="paragraph" style:parent-style-name="Standard">
      <style:text-properties fo:language="en" fo:country="US" officeooo:rsid="0018253e" officeooo:paragraph-rsid="0019ed02"/>
    </style:style>
    <style:style style:name="P34" style:family="paragraph" style:parent-style-name="Standard">
      <style:text-properties fo:language="en" fo:country="US" officeooo:rsid="0018253e" officeooo:paragraph-rsid="001bb5e7"/>
    </style:style>
    <style:style style:name="P35" style:family="paragraph" style:parent-style-name="Standard">
      <style:text-properties fo:language="en" fo:country="US" style:text-underline-style="solid" style:text-underline-width="auto" style:text-underline-color="font-color" officeooo:rsid="0018253e" officeooo:paragraph-rsid="001da67e"/>
    </style:style>
    <style:style style:name="P36" style:family="paragraph" style:parent-style-name="Standard">
      <style:text-properties fo:language="en" fo:country="US" style:text-underline-style="solid" style:text-underline-width="auto" style:text-underline-color="font-color" officeooo:rsid="0018253e" officeooo:paragraph-rsid="001e3509"/>
    </style:style>
    <style:style style:name="P37" style:family="paragraph" style:parent-style-name="Standard">
      <style:text-properties fo:language="en" fo:country="US" style:text-underline-style="none" officeooo:rsid="0018253e" officeooo:paragraph-rsid="001f29b5"/>
    </style:style>
    <style:style style:name="P38" style:family="paragraph" style:parent-style-name="Standard">
      <style:text-properties fo:language="en" fo:country="US" style:text-underline-style="none" officeooo:rsid="0018253e" officeooo:paragraph-rsid="001fca54"/>
    </style:style>
    <style:style style:name="P39" style:family="paragraph" style:parent-style-name="Standard">
      <style:text-properties fo:language="en" fo:country="US" style:text-underline-style="none" officeooo:rsid="0018253e" officeooo:paragraph-rsid="0020861b"/>
    </style:style>
    <style:style style:name="P40" style:family="paragraph" style:parent-style-name="Standard">
      <style:text-properties fo:language="en" fo:country="US" style:text-underline-style="none" officeooo:rsid="0018253e" officeooo:paragraph-rsid="0020c2bc"/>
    </style:style>
    <style:style style:name="P41" style:family="paragraph" style:parent-style-name="Standard">
      <style:text-properties fo:language="en" fo:country="US" officeooo:rsid="0018253e" officeooo:paragraph-rsid="0023cb87"/>
    </style:style>
    <style:style style:name="P42" style:family="paragraph" style:parent-style-name="Standard">
      <style:text-properties fo:language="en" fo:country="US" style:text-underline-style="solid" style:text-underline-width="auto" style:text-underline-color="font-color" officeooo:rsid="0018253e" officeooo:paragraph-rsid="001e3509"/>
    </style:style>
    <style:style style:name="P43" style:family="paragraph" style:parent-style-name="Standard">
      <style:text-properties fo:language="en" fo:country="US" style:text-underline-style="none" officeooo:rsid="0018253e" officeooo:paragraph-rsid="0020c2bc"/>
    </style:style>
    <style:style style:name="P44" style:family="paragraph" style:parent-style-name="Standard">
      <style:text-properties fo:language="en" fo:country="US" style:text-underline-style="none" officeooo:rsid="00264c2f" officeooo:paragraph-rsid="00264c2f"/>
    </style:style>
    <style:style style:name="P45" style:family="paragraph" style:parent-style-name="Standard">
      <style:text-properties fo:language="en" fo:country="US" style:text-underline-style="none" officeooo:rsid="0026ccbf" officeooo:paragraph-rsid="0026ccbf"/>
    </style:style>
    <style:style style:name="T1" style:family="text">
      <style:text-properties officeooo:rsid="0018253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8253e"/>
    </style:style>
    <style:style style:name="T4" style:family="text">
      <style:text-properties style:text-underline-style="solid" style:text-underline-width="auto" style:text-underline-color="font-color" officeooo:rsid="00195478"/>
    </style:style>
    <style:style style:name="T5" style:family="text">
      <style:text-properties style:text-underline-style="solid" style:text-underline-width="auto" style:text-underline-color="font-color" officeooo:rsid="0022cdb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8253e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 style:text-underline-style="solid" style:text-underline-width="auto" style:text-underline-color="font-color" officeooo:rsid="0018253e"/>
    </style:style>
    <style:style style:name="T10" style:family="text">
      <style:text-properties fo:language="en" fo:country="US" style:text-underline-style="none" officeooo:rsid="0018253e"/>
    </style:style>
    <style:style style:name="T11" style:family="text">
      <style:text-properties fo:language="en" fo:country="US" officeooo:rsid="0019ed02"/>
    </style:style>
    <style:style style:name="T12" style:family="text">
      <style:text-properties fo:language="en" fo:country="US" officeooo:rsid="001e3509"/>
    </style:style>
    <style:style style:name="T13" style:family="text">
      <style:text-properties fo:language="en" fo:country="US" officeooo:rsid="0023cb87"/>
    </style:style>
    <style:style style:name="T14" style:family="text">
      <style:text-properties fo:language="es" fo:country="AR"/>
    </style:style>
    <style:style style:name="T15" style:family="text">
      <style:text-properties fo:language="es" fo:country="AR" style:text-underline-style="solid" style:text-underline-width="auto" style:text-underline-color="font-color"/>
    </style:style>
    <style:style style:name="T16" style:family="text">
      <style:text-properties fo:language="es" fo:country="AR" style:text-underline-style="non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95478"/>
    </style:style>
    <style:style style:name="T19" style:family="text">
      <style:text-properties style:text-underline-style="none" officeooo:rsid="001bb5e7"/>
    </style:style>
    <style:style style:name="T20" style:family="text">
      <style:text-properties style:text-underline-style="none" officeooo:rsid="001e3509"/>
    </style:style>
    <style:style style:name="T21" style:family="text">
      <style:text-properties style:text-underline-style="none" officeooo:rsid="0022cdb8"/>
    </style:style>
    <style:style style:name="T22" style:family="text">
      <style:text-properties officeooo:rsid="00195478"/>
    </style:style>
    <style:style style:name="T23" style:family="text">
      <style:text-properties officeooo:rsid="0019ed02"/>
    </style:style>
    <style:style style:name="T24" style:family="text">
      <style:text-properties officeooo:rsid="001bb5e7"/>
    </style:style>
    <style:style style:name="T25" style:family="text">
      <style:text-properties officeooo:rsid="001e3509"/>
    </style:style>
    <style:style style:name="T26" style:family="text">
      <style:text-properties officeooo:rsid="001f29b5"/>
    </style:style>
    <style:style style:name="T27" style:family="text">
      <style:text-properties officeooo:rsid="001fca54"/>
    </style:style>
    <style:style style:name="T28" style:family="text">
      <style:text-properties officeooo:rsid="0020861b"/>
    </style:style>
    <style:style style:name="T29" style:family="text">
      <style:text-properties officeooo:rsid="0022cdb8"/>
    </style:style>
    <style:style style:name="T30" style:family="text">
      <style:text-properties officeooo:rsid="0023cb87"/>
    </style:style>
    <style:style style:name="T31" style:family="text">
      <style:text-properties officeooo:rsid="0024db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:<text:line-break/></text:p>
      <text:p text:style-name="P1">Provincia(<text:span text:style-name="T2">nombre, </text:span><text:span text:style-name="T17">cantHabitantes</text:span>):</text:p>
      <text:p text:style-name="P1">PK=<text:span text:style-name="T6">{nombre}</text:span></text:p>
      <text:p text:style-name="P31"/>
      <text:p text:style-name="P31"/>
      <text:p text:style-name="P1"><text:span text:style-name="T6">Legislador(</text:span><text:span text:style-name="T15">DNI, </text:span><text:span text:style-name="T16">nombre,edad</text:span><text:span text:style-name="T6">):<text:line-break/></text:span><text:span text:style-name="T14">PK=</text:span><text:span text:style-name="T6">{DNI}</text:span></text:p>
      <text:p text:style-name="P31"/>
      <text:p text:style-name="P2">Senador(DNI):</text:p>
      <text:p text:style-name="P2">PK=FK=CK=<text:span text:style-name="T6">{DNI}</text:span></text:p>
      <text:p text:style-name="P2"><text:line-break/>Diputado(DNI):</text:p>
      <text:p text:style-name="P2">PK=FK=CK=<text:span text:style-name="T6">{DNI}</text:span></text:p>
      <text:p text:style-name="P31"/>
      <text:p text:style-name="P31"/>
      <text:p text:style-name="P2">BienEconomico(<text:span text:style-name="T5">IdBienEconomico</text:span><text:span text:style-name="T2">,</text:span><text:span text:style-name="T17">valor</text:span>);</text:p>
      <text:p text:style-name="P4">PK=<text:span text:style-name="T6">{</text:span><text:span text:style-name="T29">IdBienEconomico</text:span><text:span text:style-name="T6">}</text:span></text:p>
      <text:p text:style-name="P31"/>
      <text:p text:style-name="P2">Sociedad(Codigo,<text:span text:style-name="T29">nombre</text:span>):</text:p>
      <text:p text:style-name="P4">PK=FK=CK=<text:span text:style-name="T6">{</text:span><text:span text:style-name="T29">IdBienEconomico</text:span><text:span text:style-name="T6">}</text:span></text:p>
      <text:p text:style-name="P2"/>
      <text:p text:style-name="P2">Inmueble(Codigo,<text:span text:style-name="T29">direccion</text:span>):</text:p>
      <text:p text:style-name="P4">PK=FK=CK=<text:span text:style-name="T6">{</text:span><text:span text:style-name="T29">IdBienEconomico</text:span><text:span text:style-name="T6">}</text:span></text:p>
      <text:p text:style-name="P31"/>
      <text:p text:style-name="P2">Accion(Codigo,cantidad):</text:p>
      <text:p text:style-name="P4">PK=FK=CK=<text:span text:style-name="T6">{</text:span><text:span text:style-name="T29">IdBienEconomico</text:span><text:span text:style-name="T6">}</text:span></text:p>
      <text:p text:style-name="P31"/>
      <text:p text:style-name="P29">PerdiodoDeTiempo(<text:span text:style-name="T2">FechaInicio,FechaFin</text:span>)</text:p>
      <text:p text:style-name="P4">PK=FK=CK=<text:span text:style-name="T6">{</text:span><text:span text:style-name="T21">FechaInicio,FechaFin </text:span><text:span text:style-name="T6">}</text:span></text:p>
      <text:p text:style-name="P6"/>
      <text:p text:style-name="P6"/>
      <text:p text:style-name="P6">BloquePolitico(<text:span text:style-name="T2">IDBloque,</text:span><text:span text:style-name="T17">nombre </text:span>):</text:p>
      <text:p text:style-name="P6">PK=<text:span text:style-name="T7">{</text:span><text:span text:style-name="T2">IDBloque</text:span><text:span text:style-name="T7">}</text:span></text:p>
      <text:p text:style-name="P32"/>
      <text:p text:style-name="P6">PartidoPolitico(<text:span text:style-name="T17"> </text:span><text:span text:style-name="T2">nombre</text:span>)</text:p>
      <text:p text:style-name="P9"><text:span text:style-name="T7">PK={</text:span><text:span text:style-name="T2">nombre</text:span><text:span text:style-name="T7">}</text:span></text:p>
      <text:p text:style-name="P41"/>
      <text:p text:style-name="P30">Posee( <text:span text:style-name="T3">DNI,</text:span> <text:span text:style-name="T5">FechaInicio,FechaFin,IdBienEconomico</text:span>)</text:p>
      <text:p text:style-name="P5">PK=CK=<text:span text:style-name="T6">{</text:span><text:span text:style-name="T13">(</text:span><text:span text:style-name="T2">DNI,</text:span><text:span text:style-name="T30"> </text:span><text:span text:style-name="T5">FechaInicio,FechaFin,IdBienEconomico</text:span><text:span text:style-name="T13">)</text:span><text:span text:style-name="T21"> </text:span><text:span text:style-name="T6">}</text:span></text:p>
      <text:p text:style-name="P30"><text:span text:style-name="T6">FK= </text:span><text:span text:style-name="T9">{</text:span><text:span text:style-name="T3">DNI,</text:span><text:span text:style-name="T2"> </text:span><text:span text:style-name="T5">FechaInicio,FechaFin,IdBienEconomico</text:span><text:span text:style-name="T21"> </text:span><text:span text:style-name="T9">}</text:span></text:p>
      <text:p text:style-name="P9"/>
      <text:p text:style-name="P9"/>
      <text:p text:style-name="P6">Periodo(<text:span text:style-name="T2">fechaInicio,fechaFin</text:span>)</text:p>
      <text:p text:style-name="P6">PK=<text:span text:style-name="T7">{</text:span><text:span text:style-name="T2">fechaInicio,fechaFin</text:span><text:span text:style-name="T7">}</text:span></text:p>
      <text:p text:style-name="P32"/>
      <text:p text:style-name="P32"/>
      <text:p text:style-name="P6">Tiene(DNI,<text:span text:style-name="T2">fechaInicio,fechaFin</text:span>):</text:p>
      <text:p text:style-name="P3">PK=<text:span text:style-name="T22">CK=</text:span><text:span text:style-name="T6">{</text:span><text:span text:style-name="T22">(</text:span><text:span text:style-name="T18">DNI,fechaInicio,fechaFin</text:span><text:span text:style-name="T4">)</text:span><text:span text:style-name="T6">}</text:span></text:p>
      <text:p text:style-name="P3">FK=<text:span text:style-name="T6">{</text:span><text:span text:style-name="T18">fechaInicio,fechaFin</text:span><text:span text:style-name="T6">}</text:span></text:p>
      <text:p text:style-name="P32"/>
      <text:p text:style-name="P6"/>
      <text:p text:style-name="P6"><text:soft-page-break/></text:p>
      <text:p text:style-name="P6"/>
      <text:p text:style-name="P6">Sesion(<text:span text:style-name="T2">fechaInicioSesion,fechaFinSesion</text:span>)</text:p>
      <text:p text:style-name="P6">PK=<text:span text:style-name="T7">{</text:span><text:span text:style-name="T17">fechaInicioSesion,fechaFinSesion </text:span><text:span text:style-name="T7">}</text:span></text:p>
      <text:p text:style-name="P32"/>
      <text:p text:style-name="P6">Preparatoria(<text:span text:style-name="T2">fechaInicioSesion,fechaFinSesion</text:span>)</text:p>
      <text:p text:style-name="Text_20_body">PK=F<text:span text:style-name="T7">K=</text:span><text:span text:style-name="T23">CK=</text:span><text:span text:style-name="T7">{</text:span><text:span text:style-name="T10">fechaInicioSesion,fechaFinSesion </text:span><text:span text:style-name="T7">}</text:span></text:p>
      <text:p text:style-name="P32"/>
      <text:p text:style-name="P33"/>
      <text:p text:style-name="P7"><text:span text:style-name="T23">Ordinaria</text:span>(<text:span text:style-name="T2">fechaInicioSesion,fechaFinSesion</text:span>)</text:p>
      <text:p text:style-name="P7"><text:span text:style-name="T7">PK=FK=</text:span><text:span text:style-name="T11">CK</text:span><text:span text:style-name="T24">=</text:span><text:span text:style-name="T7">{</text:span><text:span text:style-name="T10">fechaInicioSesion,fechaFinSesion </text:span><text:span text:style-name="T7">}</text:span></text:p>
      <text:p text:style-name="P32"/>
      <text:p text:style-name="P33"/>
      <text:p text:style-name="P7"><text:span text:style-name="T23">Extraordinaria</text:span>(<text:span text:style-name="T2">fechaInicioSesion,fechaFinSesion</text:span>)</text:p>
      <text:p text:style-name="P7">PK=F<text:span text:style-name="T7">K=</text:span><text:span text:style-name="T23">CK=</text:span><text:span text:style-name="T7">{</text:span><text:span text:style-name="T10">fechaInicioSesion,fechaFinSesion </text:span><text:span text:style-name="T7">}</text:span></text:p>
      <text:p text:style-name="P33"/>
      <text:p text:style-name="P33"/>
      <text:p text:style-name="P10">Asiste<text:span text:style-name="T22">(</text:span><text:span text:style-name="T4">fechaInicioSesion,fechaFinSesion</text:span><text:span text:style-name="T22">)</text:span></text:p>
      <text:p text:style-name="P8"><text:span text:style-name="T7">PK=</text:span><text:span text:style-name="T11">CK</text:span><text:span text:style-name="T24">=</text:span><text:span text:style-name="T7">{</text:span><text:span text:style-name="T24">(</text:span><text:span text:style-name="T10">fechaInicioSesion,fechaFinSesion</text:span><text:span text:style-name="T19">)</text:span><text:span text:style-name="T10"> </text:span><text:span text:style-name="T7">}</text:span></text:p>
      <text:p text:style-name="P11">FK=<text:span text:style-name="T7">{</text:span><text:span text:style-name="T10">fechaInicioSesion,fechaFinSesion </text:span><text:span text:style-name="T7">}</text:span></text:p>
      <text:p text:style-name="P34"/>
      <text:p text:style-name="P12">Comision(<text:span text:style-name="T2">nombreComision</text:span>):</text:p>
      <text:p text:style-name="P12">PK= <text:span text:style-name="T7">{</text:span><text:span text:style-name="T2">nombreComision</text:span><text:span text:style-name="T9">}</text:span></text:p>
      <text:p text:style-name="P35"/>
      <text:p text:style-name="P14"/>
      <text:p text:style-name="P14"><text:span text:style-name="T1">P</text:span>articipaEn(FechaInicioPariticipacion,fechaFinParticipacion<text:span text:style-name="T2">,nombreComision</text:span>,<text:span text:style-name="T2">DNI</text:span>)</text:p>
      <text:p text:style-name="P14">PK=CK=<text:span text:style-name="T7">{</text:span>(FechaInicioPariticipacion,fechaFinParticipacion<text:span text:style-name="T2">,</text:span>nombreComision,DNI)<text:span text:style-name="T9">}</text:span></text:p>
      <text:p text:style-name="P12">FK=<text:span text:style-name="T7">{</text:span><text:span text:style-name="T17">nombreComision,DNI</text:span><text:span text:style-name="T9">}</text:span></text:p>
      <text:p text:style-name="P35"/>
      <text:p text:style-name="P26">Preside(<text:span text:style-name="T2">fechaInicioPresidencia,fechaFinPresidencia,DNI,nombreComision</text:span>):</text:p>
      <text:p text:style-name="P15">PK=CK=<text:span text:style-name="T7">{</text:span>(nombreComision,DNI)<text:span text:style-name="T9">}</text:span></text:p>
      <text:p text:style-name="P13">FK=<text:span text:style-name="T7">{</text:span><text:span text:style-name="T17">nombreComision,DNI</text:span><text:span text:style-name="T9">}</text:span></text:p>
      <text:p text:style-name="P36"/>
      <text:p text:style-name="P28"/>
      <text:p text:style-name="P17"/>
      <text:p text:style-name="P17">Positivo(<text:span text:style-name="T2">IdVoto</text:span>):</text:p>
      <text:p text:style-name="P13">FK=<text:span text:style-name="T25">CK=</text:span><text:span text:style-name="T7">{</text:span><text:span text:style-name="T20">IdVoto</text:span><text:span text:style-name="T9">}</text:span></text:p>
      <text:p text:style-name="P36"/>
      <text:p text:style-name="P17">Negativo(<text:span text:style-name="T2">IdVoto</text:span>):</text:p>
      <text:p text:style-name="P13">FK=<text:span text:style-name="T25">CK=</text:span><text:span text:style-name="T7">{</text:span><text:span text:style-name="T20">IdVoto</text:span><text:span text:style-name="T9">}</text:span></text:p>
      <text:p text:style-name="P36"/>
      <text:p text:style-name="P17">Abstencion(<text:span text:style-name="T2">IdVoto</text:span>):</text:p>
      <text:p text:style-name="P15"><text:span text:style-name="T7">FK=</text:span><text:span text:style-name="T12">CK=</text:span><text:span text:style-name="T7">{</text:span><text:span text:style-name="T12">IdVoto</text:span><text:span text:style-name="T7">}</text:span></text:p>
      <text:p text:style-name="P6"/>
      <text:p text:style-name="P18"><text:span text:style-name="T26">Electronico</text:span>(<text:span text:style-name="T2">IdVoto</text:span>):</text:p>
      <text:p text:style-name="P16"><text:span text:style-name="T7">FK=</text:span><text:span text:style-name="T12">CK=</text:span><text:span text:style-name="T7">{</text:span><text:span text:style-name="T12">IdVoto</text:span><text:span text:style-name="T7">}</text:span></text:p>
      <text:p text:style-name="P37"/>
      <text:p text:style-name="P18"><text:span text:style-name="T26">Nominal</text:span>(<text:span text:style-name="T2">IdVoto</text:span>):</text:p>
      <text:p text:style-name="P16"><text:span text:style-name="T7">FK=</text:span><text:span text:style-name="T12">CK=</text:span><text:span text:style-name="T7">{</text:span><text:span text:style-name="T12">IdVoto</text:span><text:span text:style-name="T7">}</text:span></text:p>
      <text:p text:style-name="P37"/>
      <text:p text:style-name="P37"/>
      <text:p text:style-name="P37"/>
      <text:p text:style-name="P19"><text:soft-page-break/>ProyectoDeLey(<text:span text:style-name="T2">titulo</text:span>,fecha):<text:line-break/>PK=CK=<text:span text:style-name="T7">{</text:span>titulo<text:span text:style-name="T7">}</text:span></text:p>
      <text:p text:style-name="P37"/>
      <text:p text:style-name="P22">Votan(<text:span text:style-name="T2">IdVoto,DNI,Titulo</text:span>)</text:p>
      <text:p text:style-name="P20">PK=CK=<text:span text:style-name="T7">{</text:span><text:span text:style-name="T27">(IdVoto,DNI,Titulo)</text:span><text:span text:style-name="T7">}</text:span></text:p>
      <text:p text:style-name="P22">FK=<text:span text:style-name="T7">{</text:span>IdVoto,DNI,Titulo<text:span text:style-name="T7">}</text:span></text:p>
      <text:p text:style-name="P38"/>
      <text:p text:style-name="P23">LEY(<text:span text:style-name="T2">Numeracion,</text:span>fechaSancionada<text:span text:style-name="T2">,Titulo</text:span>):<text:line-break/><text:span text:style-name="T26">PK=</text:span><text:span text:style-name="T7">{</text:span><text:span text:style-name="T2">Numeracion,Titulo</text:span><text:span text:style-name="T7">}</text:span></text:p>
      <text:p text:style-name="P23">CK=<text:span text:style-name="T7">{</text:span>fechaSancionada<text:span text:style-name="T7">} </text:span>solo si no pueden sancionarse dos leyes en un dia</text:p>
      <text:p text:style-name="P37"/>
      <text:p text:style-name="P27">VicePresidenteNacional(<text:span text:style-name="T2">nombre</text:span>)</text:p>
      <text:p text:style-name="P21">PK=CK=<text:span text:style-name="T7">{</text:span><text:span text:style-name="T28">nombre</text:span><text:span text:style-name="T7">}</text:span></text:p>
      <text:p text:style-name="P39"/>
      <text:p text:style-name="P24"><text:span text:style-name="T31">Control</text:span>Calidad(<text:span text:style-name="T2">ID</text:span>,<text:span text:style-name="T31">empleado</text:span>)</text:p>
      <text:p text:style-name="P24">PK=CK=<text:span text:style-name="T7">{</text:span><text:span text:style-name="T2">ID</text:span><text:span text:style-name="T7">}</text:span></text:p>
      <text:p text:style-name="P40"/>
      <text:p text:style-name="P24">Controla(<text:span text:style-name="T2">IDGestionCalidad,titulo,numeracion</text:span>)</text:p>
      <text:p text:style-name="P24">PK=CK=<text:span text:style-name="T7">{</text:span>(IDGestionCalidad,titulo,numeracion)<text:span text:style-name="T7">}</text:span></text:p>
      <text:p text:style-name="P24">FK=<text:span text:style-name="T7">{</text:span>IDGestionCalidad,titulo,numeracion<text:span text:style-name="T7">}</text:span></text:p>
      <text:p text:style-name="P40"/>
      <text:p text:style-name="P25"><text:span text:style-name="T7">E</text:span><text:span text:style-name="T6">studia(</text:span><text:span text:style-name="T8">titulo,</text:span><text:span text:style-name="T2">nombreComision</text:span><text:span text:style-name="T6">)</text:span></text:p>
      <text:p text:style-name="P25"><text:span text:style-name="T6">PK=CK={</text:span><text:span text:style-name="T8">(</text:span><text:span text:style-name="T6">titulo,</text:span>nombreComision<text:span text:style-name="T6">)}<text:line-break/>FK= {titulo,</text:span>nombreComision<text:span text:style-name="T8">}</text:span></text:p>
      <text:p text:style-name="P44"/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7:33:52.387000000</meta:creation-date>
    <dc:date>2014-04-20T12:20:17.199000000</dc:date>
    <meta:editing-duration>PT9H27M36S</meta:editing-duration>
    <meta:editing-cycles>13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74" meta:word-count="109" meta:character-count="2330" meta:non-whitespace-character-count="2293"/>
  </office:meta>
</office:document-meta>
</file>